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10e139" officeooo:paragraph-rsid="0010e139"/>
    </style:style>
    <style:style style:name="P5" style:family="paragraph" style:parent-style-name="Standard">
      <style:text-properties style:font-name="Arial" officeooo:rsid="000bb9a5" officeooo:paragraph-rsid="0010e139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officeooo:rsid="000f0cdb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BQ Seasoning</text:span> 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1 ½ tsp <text:tab/><text:tab/>Salt</text:p>
      <text:p text:style-name="P4">¾ tsp<text:tab/><text:tab/><text:tab/>Pepper</text:p>
      <text:p text:style-name="P4"/>
      <text:p text:style-name="P4">1 Tbs <text:tab/><text:tab/><text:tab/>Garlic Granules</text:p>
      <text:p text:style-name="P4">2 Tbs<text:tab/><text:tab/><text:tab/>Onion Powder</text:p>
      <text:p text:style-name="P4">1 Tbs<text:tab/><text:tab/><text:tab/>Smoked Paprika</text:p>
      <text:p text:style-name="P4">1 Tbs<text:tab/><text:tab/><text:tab/>Brown Sugar</text:p>
      <text:p text:style-name="P4">Pinch<text:tab/><text:tab/><text:tab/>Cumin</text:p>
      <text:p text:style-name="P4">Pinch<text:tab/><text:tab/><text:tab/>Citric Acid</text:p>
      <text:p text:style-name="P4"/>
      <text:p text:style-name="P5"/>
      <text:p text:style-name="P3">Cooking Instructions:</text:p>
      <text:p text:style-name="P1"/>
      <text:p text:style-name="P4">Combine ingredients in a bowl and mix well.</text:p>
      <text:p text:style-name="P4"/>
      <text:p text:style-name="P4">Use on BBQ Potato Chip Chicken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4:53:11.222000000</meta:creation-date>
    <meta:editing-duration>PT9M23S</meta:editing-duration>
    <meta:editing-cycles>3</meta:editing-cycles>
    <meta:generator>LibreOffice/6.3.2.2$Windows_X86_64 LibreOffice_project/98b30e735bda24bc04ab42594c85f7fd8be07b9c</meta:generator>
    <dc:date>2019-10-17T15:02:34.938000000</dc:date>
    <meta:document-statistic meta:table-count="0" meta:image-count="0" meta:object-count="0" meta:page-count="1" meta:paragraph-count="13" meta:word-count="48" meta:character-count="271" meta:non-whitespace-character-count="217"/>
  </office:meta>
</office:document-meta>
</file>